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TRADICIÓN VS MODERNIDAD EN LA ARQUITECTURA<text:s/></text:p>
      <text:p text:style-name="Normal"><text:span text:style-name="T2">La creación arquitectónica se dinamiza por la lucha y tensión entre el discurso y referente de lo TRADICIONAL, que lucha por pervivir y ser MEMORIA y lo MODERNO que pugna por innovar y romper con lo ya d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4:31:00Z</meta:creation-date>
    <dc:date>2021-04-12T14:3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38" meta:character-count="251" meta:row-count="1" meta:non-whitespace-character-count="214"/>
  </office:meta>
</office:document-meta>
</file>